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font-name="Calibri" fo:font-size="12pt"/>
    </style:style>
    <style:style style:name="P3" style:family="paragraph" style:parent-style-name="Standard">
      <style:paragraph-properties fo:text-align="center" style:justify-single-word="false"/>
      <style:text-properties style:font-name="Calibri" fo:font-size="14pt" style:font-size-asian="14pt" style:font-size-complex="14pt"/>
    </style:style>
    <style:style style:name="P4" style:family="paragraph" style:parent-style-name="Standard">
      <style:paragraph-properties fo:text-align="center" style:justify-single-word="false"/>
      <style:text-properties style:font-name="Calibri"/>
    </style:style>
    <style:style style:name="P5" style:family="paragraph" style:parent-style-name="Standard">
      <style:paragraph-properties fo:text-align="start" style:justify-single-word="false"/>
      <style:text-properties style:font-name="Calibri"/>
    </style:style>
    <style:style style:name="P6" style:family="paragraph" style:parent-style-name="Standard">
      <style:paragraph-properties fo:text-align="start" style:justify-single-word="false"/>
      <style:text-properties style:font-name="Calibri"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Calibri" fo:font-size="16pt" style:font-size-asian="16pt" style:font-size-complex="16pt"/>
    </style:style>
    <style:style style:name="P8" style:family="paragraph" style:parent-style-name="Standard">
      <style:paragraph-properties fo:text-align="justify" style:justify-single-word="false"/>
      <style:text-properties style:font-name="Calibri"/>
    </style:style>
    <style:style style:name="P9" style:family="paragraph" style:parent-style-name="Standard">
      <style:paragraph-properties fo:text-align="start" style:justify-single-word="false" fo:break-before="page"/>
      <style:text-properties style:font-name="Calibri"/>
    </style:style>
    <style:style style:name="P10" style:family="paragraph" style:parent-style-name="Standard">
      <style:paragraph-properties fo:text-align="start" style:justify-single-word="false"/>
      <style:text-properties style:font-name="Calibri"/>
    </style:style>
    <style:style style:name="P11" style:family="paragraph" style:parent-style-name="Standard" style:list-style-name="L1">
      <style:paragraph-properties fo:text-align="start" style:justify-single-word="false"/>
      <style:text-properties style:font-name="Calibri"/>
    </style:style>
    <style:style style:name="P12" style:family="paragraph" style:parent-style-name="Standard" style:list-style-name="L2">
      <style:paragraph-properties fo:text-align="start" style:justify-single-word="false"/>
      <style:text-properties style:font-name="Calibri"/>
    </style:style>
    <style:style style:name="P13" style:family="paragraph" style:parent-style-name="Standard" style:list-style-name="L3">
      <style:paragraph-properties fo:text-align="start" style:justify-single-word="false"/>
      <style:text-properties style:font-name="Calibri"/>
    </style:style>
    <style:style style:name="P14" style:family="paragraph" style:parent-style-name="Standard" style:list-style-name="L4">
      <style:paragraph-properties fo:text-align="start" style:justify-single-word="false"/>
      <style:text-properties style:font-name="Calibri"/>
    </style:style>
    <style:style style:name="P15" style:family="paragraph" style:parent-style-name="Standard" style:list-style-name="L6">
      <style:paragraph-properties fo:text-align="start" style:justify-single-word="false"/>
      <style:text-properties style:font-name="Calibri"/>
    </style:style>
    <style:style style:name="P16" style:family="paragraph" style:parent-style-name="Standard" style:list-style-name="L7">
      <style:paragraph-properties fo:text-align="start" style:justify-single-word="false"/>
      <style:text-properties style:font-name="Calibri"/>
    </style:style>
    <style:style style:name="P17" style:family="paragraph" style:parent-style-name="Standard" style:list-style-name="L8">
      <style:paragraph-properties fo:text-align="start" style:justify-single-word="false"/>
      <style:text-properties style:font-name="Calibri"/>
    </style:style>
    <style:style style:name="P18" style:family="paragraph" style:parent-style-name="Standard">
      <style:paragraph-properties fo:text-align="start" style:justify-single-word="false"/>
      <style:text-properties style:font-name="Calibri" fo:font-style="normal" style:font-style-asian="normal" style:font-style-complex="normal"/>
    </style:style>
    <style:style style:name="P19" style:family="paragraph" style:parent-style-name="Standard">
      <style:paragraph-properties fo:text-align="start" style:justify-single-word="false"/>
      <style:text-properties style:font-name="Calibri" officeooo:rsid="0017ac99" officeooo:paragraph-rsid="0017ac99"/>
    </style:style>
    <style:style style:name="P20" style:family="paragraph" style:parent-style-name="Standard" style:list-style-name="L5">
      <style:paragraph-properties fo:text-align="start" style:justify-single-word="false" fo:break-before="page"/>
      <style:text-properties style:font-name="Calibri"/>
    </style:style>
    <style:style style:name="T1" style:family="text">
      <style:text-properties style:font-name="Calibri"/>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style="normal" style:font-style-asian="normal" style:font-style-complex="normal"/>
    </style:style>
    <style:style style:name="T5" style:family="text">
      <style:text-properties officeooo:rsid="0017ac99"/>
    </style:style>
    <style:style style:name="T6" style:family="text">
      <style:text-properties officeooo:rsid="001b0be4"/>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Fabien Walczyszy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Ingénierie des modèles et simulation</text:p>
      <text:p text:style-name="P3"/>
      <text:p text:style-name="P3"/>
      <text:p text:style-name="P3"/>
      <text:p text:style-name="P3"/>
      <text:p text:style-name="P3">TP: Flux stochastiques – modèles du hasard -</text:p>
      <text:p text:style-name="P3">Nombres quasi-aléatoires - parallélisme</text:p>
      <text:p text:style-name="P4"/>
      <text:p text:style-name="P4"/>
      <text:p text:style-name="P4"/>
      <text:p text:style-name="P4"/>
      <text:p text:style-name="P4"/>
      <text:p text:style-name="P9">Tables des matières</text:p>
      <text:p text:style-name="P5">Table des figures</text:p>
      <text:p text:style-name="P5"/>
      <text:p text:style-name="P5">Introduction biliothèque CLHEP et calcul parallèle</text:p>
      <text:p text:style-name="P5"/>
      <text:p text:style-name="P5">I) parallélisation et reproductibilité (utilisation de mersenne twister)</text:p>
      <text:p text:style-name="P5">II) calcul scientifique, calcul de PI</text:p>
      <text:p text:style-name="P5">III) calcul de probabilités, estimation du hasard</text:p>
      <text:p text:style-name="P5"/>
      <text:p text:style-name="P5">Conclusion</text:p>
      <text:p text:style-name="P5"/>
      <text:p text:style-name="P5">Références bibliographiques</text:p>
      <text:p text:style-name="P5"/>
      <text:p text:style-name="P5"/>
      <text:p text:style-name="P5"/>
      <text:p text:style-name="P9"/>
      <text:p text:style-name="P5">Table des figures</text:p>
      <text:p text:style-name="P5"/>
      <text:p text:style-name="P9"/>
      <text:p text:style-name="P6"/>
      <text:p text:style-name="P6">Introduction</text:p>
      <text:p text:style-name="P7"/>
      <text:p text:style-name="P7"/>
      <text:p text:style-name="P5"/>
      <text:p text:style-name="P8">La bibiliothèque principale utilisée durant ce TP est la bibliothèque CLHEP (Class Library for High Energy Physics) dans sa version 2.1.1, ou physique nucléaire en français. Cette librairie a été proposée par Leif Lönnblad durant la conférence d’informatique sur les hautes energies et la physique nucléaire de 1992. Elle a été concue pour être une librairie comportant un ensemble de classes utilitaires telles que des générateurs pseudo-aléatoires ( qui vont nous intéresser ici) ainsi que de la physique vectorielle ou de l’algèbre linéaire.</text:p>
      <text:p text:style-name="P8"/>
      <text:p text:style-name="P8">Cette classe apporte avec elle 14 générateurs pseudo-aléatoires dont seul un sera plus détaillé au cours de ce rapport, à savoir le générateur Mersenne-Twister. L’algorithme implémenté, développé par M. Matsumoto et T. Nishimura en 1997, est un générateur uniforme de période 2<text:span text:style-name="T3">19937</text:span>-1 et est réputé pour être rapide et de bonne qualité statistique.</text:p>
      <text:p text:style-name="P8"/>
      <text:p text:style-name="P8">Ce type de générateur est parfaitement adapté pour du calcul scientifique de haut niveau, permettant la réplication, la sauvegarde et rechargement de statuts et de bons résultats scientifiques, d’où notre attachement à ce générateur durant ce rapport. Ce générateur va également, de par la possibilité de chargement d’etats précédents du générateur, nous permettre de lancer en parallèle, plusieurs simulations, sans recouvrement de période.</text:p>
      <text:p text:style-name="P8"/>
      <text:p text:style-name="P8">Ceci est particulièrement adapté dans des cas de parallélisation des calculs, que nous allons développer davantage au cours de ce rapport. Cette parallélisation va permettre d’aboutir à des résultats plus précis en des temps plus courts, et donc représenter un gain de temps considérable.</text:p>
      <text:p text:style-name="P8"/>
      <text:p text:style-name="P8">Nous verrons donc dans un premier temps le cas pratique du générateur de Mersenne-Twister et de ces avantages, dans un second temps des résultats associés à celui-ci afin d’obtenir une valeur approchée du calcul scientifique, dans notre cas pour calculer une valeur approchée de PI. Enfin nous verrons, dans des cas précis, ces calculs appliqués à dees calculs de probabilité, et à l’estimation du hasard. <text:s/></text:p>
      <text:p text:style-name="P5"/>
      <text:p text:style-name="P5"/>
      <text:p text:style-name="P9"/>
      <text:p text:style-name="P5">I) Parallélisation et reproductibilité (utilisation de mersenne twister)</text:p>
      <text:p text:style-name="P5"/>
      <text:p text:style-name="P5"/>
      <text:list xml:id="list5810054999142101602" text:style-name="L1">
        <text:list-item>
          <text:list>
            <text:list-item>
              <text:list>
                <text:list-item>
                  <text:p text:style-name="P11">Générateurs Pseudo-aléatoires</text:p>
                  <text:p text:style-name="P11"/>
                </text:list-item>
              </text:list>
            </text:list-item>
          </text:list>
        </text:list-item>
      </text:list>
      <text:p text:style-name="P5"/>
      <text:p text:style-name="P5"><text:tab/>Avant d’aborder plus en détail les générateurs qui nous intéresseront plus en détail durant ce rapport, il convient de commencer par définir ces générateurs de nombre aléatoires, ou plutôt, pseudo-aléatoires. La différence entre ces deux termes diffère par leur nature. Dans les domaines scientifiques, le besoin de reproduire des phénomènes est une nécessité, ainsi, l’ensemble des séquences produites par un ordinateur ont besoin d’être réplicables à la perfection. De même, ces nombres, qui se veulent les plus aléatoires possibles, sont générés par des machines déterministes, il est donc très complexe, voire impossible, en pratique, d’obtenir deux séquences de nombres générés purement aléatoirement. Cependant, il est possible de s’en approximer, et c’est ce que l’on cherche à faire, via les générateurs de nombres pseudo-aléatoires.</text:p>
      <text:p text:style-name="P5"/>
      <text:p text:style-name="P5"><text:tab/>Une séquence de nombres pseudo-aléatoires est définie comme une suite de nombres définie par récurrence, telle que :</text:p>
      <text:p text:style-name="P5"><text:tab/>- Le premier terme X0 est appelé graine (seed) d’où est tirée une certaine</text:p>
      <text:p text:style-name="P5">sensibilité aux conditions initiales et le bon fonctionnement du générateur</text:p>
      <text:p text:style-name="P5"><text:tab/>- Pour tout n&gt;0 Xn+1 = f (Xn) avec f une fonction ne possédant aucune régularité</text:p>
      <text:p text:style-name="P5">Cette séquence est ainsi produite par des générateurs pseudo-aléatoires qui cherchent à produire la suite de nombres la plus grande et la plus aléatoire possible tout en restant limitée en complexité et en étant parfaitement reproductible.</text:p>
      <text:p text:style-name="P5"/>
      <text:p text:style-name="P5"/>
      <text:list xml:id="list4266995883418142974" text:style-name="L2">
        <text:list-item>
          <text:p text:style-name="P12">Fonctionnalités Mersenne-Twsister et comparaison avec d’autres generateurs</text:p>
        </text:list-item>
      </text:list>
      <text:list xml:id="list8666575490709790618" text:style-name="L3">
        <text:list-item>
          <text:list>
            <text:list-item>
              <text:list>
                <text:list-item>
                  <text:list>
                    <text:list-item>
                      <text:list>
                        <text:list-item>
                          <text:p text:style-name="P13">Définition</text:p>
                        </text:list-item>
                      </text:list>
                    </text:list-item>
                  </text:list>
                </text:list-item>
              </text:list>
            </text:list-item>
          </text:list>
        </text:list-item>
      </text:list>
      <text:p text:style-name="P5"><text:tab/>Le générateur de Mersenne-Twister reprend donc ces caractéristiques. Sa graine se compose d’un ensemble de nombres de 8 ko de longueur. </text:p>
      <text:p text:style-name="P5"><text:tab/>Sa fonction f est elle basée sur une suite de matrices, définie par récurrence, au sein d’un champ binaire fini. L’algorithme est basé sur un registre à décalage à rétroaction linéaire, q<text:span text:style-name="T6">u</text:span>i est simplement une suite récurrente linéaire sur le corps fini (E=(0,1)).</text:p>
      <text:p text:style-name="P5"/>
      <text:list xml:id="list5761385057256094319" text:style-name="L4">
        <text:list-item>
          <text:list>
            <text:list-item>
              <text:list>
                <text:list-item>
                  <text:list>
                    <text:list-item>
                      <text:list>
                        <text:list-item>
                          <text:p text:style-name="P14">Comparaison des générateurs</text:p>
                        </text:list-item>
                      </text:list>
                    </text:list-item>
                  </text:list>
                </text:list-item>
              </text:list>
            </text:list-item>
          </text:list>
        </text:list-item>
      </text:list>
      <text:p text:style-name="P5"><text:tab/>Les générateurs pseudo-aléatoires représentant des fonctionnalités critiques pour la plupart des calculs scientifiques, il existe des moyens d'évaluer les performances de calcul ou statistiques, que nous allons voir plus en détail ici, afin de vérifier l'importance de l'utilisation de ce générateur. Nous allons donc étudier les différences entre différents générateurs fournis par la bibliothèque CLHEP, et plus particulièrement entre deux générateurs, le générateur MT, et le générateur randEngine, basé sur l'implémentation C de rand().</text:p>
      <text:p text:style-name="P5"/>
      <text:p text:style-name="P5">Diehard test</text:p>
      <text:p text:style-name="P5"/>
      <text:p text:style-name="P5"/>
      <text:p text:style-name="P5"/>
      <text:p text:style-name="P5">testU01</text:p>
      <text:p text:style-name="P5"/>
      <text:p text:style-name="P5"><text:soft-page-break/></text:p>
      <text:p text:style-name="P5">3) Parallélisation</text:p>
      <text:p text:style-name="P5"/>
      <text:p text:style-name="P5"><text:tab/>Ces générateurs, en plus de posséder ces caractéristiques communes à tous les générateurs, possèdent également des caractéristiques propres, comme la restauration de statuts au sein du générateur de Mersenne-Twister. Il est ainsi possible de lancer plusieurs simulations différentes en s’assurant du non recouvrement des données, une fois ces statuts sauvegardés. Plusieurs programmes vont donc entrer en jeu ici. Un premier va donc être chargé de sauvegarder ces statuts qui va simplement parcourir l’ensemble des nombres de la suite de Mersenne-Twister et sauvegarder l’état de cette suite toutes les x valeurs, x étant très grand. </text:p>
      <text:p text:style-name="P5"><text:tab/>Ces statuts étant sauvegardés, il va être possible de recharger ces statuts via le second programme qui va lui charger ces statuts, afin d'effectuer les opérations calculatoires sur ceux ci. Cette technique, appelée <text:span text:style-name="T2">sequence splitting</text:span><text:span text:style-name="T4">, va permettre cette parallélisation, et donc un gain de temps considérable sur l'ensemble des calculs.</text:span></text:p>
      <text:p text:style-name="P18"/>
      <text:p text:style-name="P18"/>
      <text:p text:style-name="P18">Schéma rond sequence splitting</text:p>
      <text:p text:style-name="P5"/>
      <text:p text:style-name="P5"/>
      <text:list xml:id="list4096646753894624100" text:style-name="L5">
        <text:list-item>
          <text:p text:style-name="P20">Calcul scientifique, calcul de PI</text:p>
        </text:list-item>
      </text:list>
      <text:p text:style-name="P5"/>
      <text:list xml:id="list118966897155645198" text:style-name="L6">
        <text:list-item>
          <text:p text:style-name="P15">méthode de calcul de pi</text:p>
          <text:p text:style-name="P15"/>
        </text:list-item>
      </text:list>
      <text:p text:style-name="P5"><text:tab/>Ce générateur tendant à s'approximer de l'aléatoire, il est ainsi possible de réaliser des simulations ainsi que des calculs précis, comme le calcul de pi, que l'on peut obtenir par approximation, comme via la méthode de Monte Carlo, consistant à calculer la valeur de Pi, en comptant le nombre de valeurs aléatoires, comprises au sein d'un cercle de rayon 1, divisé par le nombre de points totaux. <text:s/></text:p>
      <text:p text:style-name="P5"/>
      <text:list xml:id="list9196833129834717438" text:style-name="L7">
        <text:list-item>
          <text:p text:style-name="P16">calcul de PI MT <text:span text:style-name="T5">vs rand</text:span></text:p>
        </text:list-item>
      </text:list>
      <text:p text:style-name="P5"/>
      <text:p text:style-name="P19">Le calcul de</text:p>
      <text:p text:style-name="P5"/>
      <text:p text:style-name="P5"/>
      <text:list xml:id="list7415713121010750553" text:style-name="L8">
        <text:list-item>
          <text:p text:style-name="P17">parallélisation et temps</text:p>
          <text:p text:style-name="P17"><text:s/></text:p>
        </text:list-item>
      </text:list>
      <text:p text:style-name="P9">III) calcul de probabilités, estimation du hasard</text:p>
      <text:p text:style-name="P5"/>
      <text:p text:style-name="P5">1) calcul de probabilités(cas simple)</text:p>
      <text:p text:style-name="P5"/>
      <text:p text:style-name="P5">2) estimation du hasard</text:p>
      <text:p text:style-name="P9">Conclusion</text:p>
      <text:p text:style-name="P5"/>
      <text:p text:style-name="P9">Références bibliographiques</text:p>
      <text:p text:style-name="P5"/>
      <text:p text:style-name="P1"><text:a xlink:type="simple" xlink:href="https://fr.wikipedia.org/wiki/Mersenne_Twister" text:style-name="Internet_20_link" text:visited-style-name="Visited_20_Internet_20_Link"><text:span text:style-name="T1">https://fr.wikipedia.org/wiki/Mersenne_Twister</text:span></text:a></text:p>
      <text:p text:style-name="P1"><text:a xlink:type="simple" xlink:href="http://proj-clhep.web.cern.ch/proj-clhep/" text:style-name="Internet_20_link" text:visited-style-name="Visited_20_Internet_20_Link"><text:span text:style-name="T1">http://proj-clhep.web.cern.ch/proj-clhep/</text:span></text:a></text:p>
      <text:p text:style-name="P1"><text:a xlink:type="simple" xlink:href="http://chep2018.org/" text:style-name="Internet_20_link" text:visited-style-name="Visited_20_Internet_20_Link"><text:span text:style-name="T1">http://chep2018.org/</text:span></text:a></text:p>
      <text:p text:style-name="P1"><text:a xlink:type="simple" xlink:href="../CLHEP/doc/Random.html#introduction" text:style-name="Internet_20_link" text:visited-style-name="Visited_20_Internet_20_Link"><text:span text:style-name="T1">file:///home/local.isima.fr/fawalczysz/Bureau/metaprog/TP3/CLHEP/doc/Random.html#introduction</text:span></text:a></text:p>
      <text:p text:style-name="P5"/>
      <text:p text:style-name="P5"><text:a xlink:type="simple" xlink:href="https://en.wikipedia.org/wiki/Linear-feedback_shift_register" text:style-name="Internet_20_link" text:visited-style-name="Visited_20_Internet_20_Link">https://en.wikipedia.org/wiki/Linear-feedback_shift_register</text:a></text:p>
      <text:p text:style-name="P5"/>
      <text:p text:style-name="P5"><text:a xlink:type="simple" xlink:href="https://books.google.fr/books?id=MHhrCQAAQBAJ&amp;pg=PA591&amp;lpg=PA591&amp;dq=sequence+splitting+generator&amp;source=bl&amp;ots=lAixw76Dl8&amp;sig=jnvP6RiVal0yoxlS3JDGlLRRsZM&amp;hl=fr&amp;sa=X&amp;ved=2ahUKEwi3utWcuZXfAhV1RxUIHWaMCdwQ6AEwAXoECAcQAQ#v=onepage&amp;q=sequence%20splitting%20generator&amp;f=false" text:style-name="Internet_20_link" text:visited-style-name="Visited_20_Internet_20_Link">https://books.google.fr/books?id=MHhrCQAAQBAJ&amp;pg=PA591&amp;lpg=PA591&amp;dq=sequence+splitting+generator&amp;source=bl&amp;ots=lAixw76Dl8&amp;sig=jnvP6RiVal0yoxlS3JDGlLRRsZM&amp;hl=fr&amp;sa=X&amp;ved=2ahUKEwi3utWcuZXfAhV1RxUIHWaMCdwQ6AEwAXoECAcQAQ#v=onepage&amp;q=sequence%20splitting%20generator&amp;f=false</text: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text-position="0% 1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10:13:31.495037549</meta:creation-date>
    <meta:generator>LibreOffice/5.2.7.2$Linux_X86_64 LibreOffice_project/20$Build-2</meta:generator>
    <dc:date>2018-12-12T10:52:48.266492677</dc:date>
    <meta:editing-duration>PT1H10M41S</meta:editing-duration>
    <meta:editing-cycles>13</meta:editing-cycles>
    <meta:document-statistic meta:table-count="0" meta:image-count="0" meta:object-count="0" meta:page-count="10" meta:paragraph-count="57" meta:word-count="1017" meta:character-count="7306" meta:non-whitespace-character-count="6335"/>
  </office:meta>
</office:document-meta>
</file>